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406cm" fo:min-width="0.156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395511" draw:marker-start-width="0.279cm" draw:marker-end-width="0.279cm" draw:fill-color="#468a1a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95231f" draw:marker-start-width="0.279cm" draw:marker-end-width="0.279cm" draw:fill-color="#fcd3c1" draw:textarea-horizontal-align="justify" draw:textarea-vertical-align="middle" draw:auto-grow-height="false" fo:min-height="0.406cm" fo:min-width="0.156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/>
      <style:paragraph-properties style:writing-mode="lr-tb"/>
    </style:style>
    <style:style style:name="gr5" style:family="graphic" style:parent-style-name="objectwithoutfill">
      <style:graphic-properties svg:stroke-width="0.081cm" svg:stroke-color="#224b12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dash" draw:stroke-dash="Ultrafine_20_2_20_Dots_20_3_20_Dashes" svg:stroke-color="#003c3d" draw:fill-color="#ffffff" draw:opacity="0%" draw:textarea-horizontal-align="justify" draw:textarea-vertical-align="middle" draw:auto-grow-height="false" fo:min-height="8.914cm" fo:min-width="0.9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4cm" fo:min-width="0cm"/>
      <style:paragraph-properties style:writing-mode="lr-tb"/>
    </style:style>
    <style:style style:name="gr8" style:family="graphic" style:parent-style-name="standard">
      <style:graphic-properties draw:stroke="dash" draw:stroke-dash="Ultrafine_20_2_20_Dots_20_3_20_Dashes" svg:stroke-color="#071136" draw:fill-color="#ffffff" draw:opacity="0%" draw:textarea-horizontal-align="justify" draw:textarea-vertical-align="middle" draw:auto-grow-height="false" fo:min-height="8.799cm" fo:min-width="1.0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cm" fo:min-width="1.845cm"/>
      <style:paragraph-properties style:writing-mode="lr-tb"/>
    </style:style>
    <style:style style:name="gr10" style:family="graphic" style:parent-style-name="objectwithoutfill">
      <style:graphic-properties svg:stroke-width="0.081cm" svg:stroke-color="#224b12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224b1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cm"/>
      <style:paragraph-properties style:writing-mode="lr-tb"/>
    </style:style>
    <style:style style:name="gr13" style:family="graphic" style:parent-style-name="standard">
      <style:graphic-properties draw:stroke="dash" draw:stroke-dash="_32__20_Dots_20_1_20_Dash" svg:stroke-width="0.081cm" svg:stroke-color="#ed1c24" draw:marker-start-width="0.321cm" draw:marker-end-width="0.321cm" draw:fill="none" draw:opacity="80%" draw:textarea-horizontal-align="justify" draw:textarea-vertical-align="middle" draw:auto-grow-height="false" fo:min-height="0.67cm" fo:min-width="8.92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 style:list-style-name="L1">
      <style:graphic-properties draw:stroke="dash" draw:stroke-dash="_32__20_Dots_20_1_20_Dash" svg:stroke-width="0.081cm" svg:stroke-color="#ed1c24" draw:marker-start-width="0.321cm" draw:marker-end-width="0.321cm" draw:fill="none" draw:opacity="80%" draw:textarea-horizontal-align="justify" draw:textarea-vertical-align="middle" draw:auto-grow-height="false" fo:min-height="0.67cm" fo:min-width="8.92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 style:list-style-name="L1">
      <style:graphic-properties draw:stroke="dash" draw:stroke-dash="_32__20_Dots_20_1_20_Dash" svg:stroke-width="0.081cm" svg:stroke-color="#ed1c24" draw:marker-start-width="0.321cm" draw:marker-end-width="0.321cm" draw:fill="none" draw:opacity="80%" draw:textarea-horizontal-align="justify" draw:textarea-vertical-align="middle" draw:auto-grow-height="false" fo:min-height="0.67cm" fo:min-width="8.92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 style:list-style-name="L1">
      <style:graphic-properties draw:stroke="dash" draw:stroke-dash="_32__20_Dots_20_1_20_Dash" svg:stroke-width="0.081cm" svg:stroke-color="#ed1c24" draw:marker-start-width="0.321cm" draw:marker-end-width="0.321cm" draw:fill="none" draw:opacity="80%" draw:textarea-horizontal-align="justify" draw:textarea-vertical-align="middle" draw:auto-grow-height="false" fo:min-height="0.67cm" fo:min-width="8.92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 style:list-style-name="L1">
      <style:graphic-properties draw:stroke="dash" draw:stroke-dash="_32__20_Dots_20_1_20_Dash" svg:stroke-width="0.081cm" svg:stroke-color="#ed1c24" draw:marker-start-width="0.321cm" draw:marker-end-width="0.321cm" draw:fill="none" draw:opacity="80%" draw:textarea-horizontal-align="justify" draw:textarea-vertical-align="middle" draw:auto-grow-height="false" fo:min-height="0.67cm" fo:min-width="8.92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 style:writing-mode="lr-tb"/>
      <style:text-properties style:font-name="Ubuntu" fo:font-size="17.3999996185303pt"/>
    </style:style>
    <style:style style:name="P2" style:family="paragraph">
      <loext:graphic-properties draw:fill-color="#bce4e5"/>
      <style:paragraph-properties fo:text-align="center" style:writing-mode="lr-tb"/>
      <style:text-properties style:font-name="Ubuntu" fo:font-size="17.3999996185303pt"/>
    </style:style>
    <style:style style:name="P3" style:family="paragraph">
      <loext:graphic-properties draw:fill-color="#468a1a"/>
      <style:paragraph-properties fo:text-align="center"/>
      <style:text-properties fo:color="#ffffff" fo:font-size="24pt" fo:font-weight="bold"/>
    </style:style>
    <style:style style:name="P4" style:family="paragraph">
      <style:paragraph-properties fo:text-align="center" style:writing-mode="lr-tb"/>
      <style:text-properties style:font-name="Ubuntu" fo:font-size="15.5pt"/>
    </style:style>
    <style:style style:name="P5" style:family="paragraph">
      <loext:graphic-properties draw:fill-color="#fcd3c1"/>
      <style:paragraph-properties fo:text-align="center" style:writing-mode="lr-tb"/>
      <style:text-properties style:font-name="Ubuntu" fo:font-size="15.5pt"/>
    </style:style>
    <style:style style:name="P6" style:family="paragraph">
      <loext:graphic-properties draw:fill="none" draw:fill-color="#ffffff"/>
      <style:paragraph-properties style:writing-mode="lr-tb"/>
      <style:text-properties style:font-name="Ubuntu" fo:font-size="13.6999998092651pt" fo:font-style="italic" style:font-style-asian="italic" style:font-style-complex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 draw:opacity="0%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Ubuntu" fo:font-size="13.6999998092651pt" fo:font-style="italic"/>
    </style:style>
    <style:style style:name="P10" style:family="paragraph">
      <loext:graphic-properties draw:fill="none"/>
      <style:paragraph-properties fo:text-align="center"/>
      <style:text-properties style:font-name="Ubuntu" fo:font-size="12pt"/>
    </style:style>
    <style:style style:name="P11" style:family="paragraph">
      <loext:graphic-properties draw:fill="none" draw:fill-color="#ffffff"/>
      <style:paragraph-properties style:writing-mode="lr-tb"/>
      <style:text-properties style:font-name="Ubuntu" fo:font-size="18.2999992370605pt"/>
    </style:style>
    <style:style style:name="P12" style:family="paragraph">
      <loext:graphic-properties draw:fill="none" draw:opacity="80%"/>
      <style:paragraph-properties fo:text-align="center" style:writing-mode="lr-tb"/>
      <style:text-properties style:font-name="Ubuntu" fo:font-size="18.2999992370605pt"/>
    </style:style>
    <style:style style:name="P13" style:family="paragraph">
      <loext:graphic-properties draw:fill="none" draw:opacity="80%"/>
      <style:paragraph-properties fo:margin-left="0cm" fo:margin-right="0cm" fo:text-align="center" fo:text-indent="0cm" style:writing-mode="lr-tb"/>
      <style:text-properties style:font-name="Ubuntu" fo:font-size="18.2999992370605pt" style:letter-kerning="true" style:font-name-asian="Noto Sans CJK SC" style:font-size-asian="18pt" style:font-name-complex="Lohit Devanagari" style:font-size-complex="18pt"/>
    </style:style>
    <style:style style:name="P14" style:family="paragraph">
      <loext:graphic-properties draw:fill="none" draw:opacity="80%"/>
      <style:paragraph-properties fo:margin-left="0cm" fo:margin-right="0cm" fo:text-align="center" fo:text-indent="0cm" style:writing-mode="lr-tb"/>
      <style:text-properties style:font-name="Ubuntu" fo:font-size="19.6000003814697pt" style:letter-kerning="true" style:font-name-asian="Noto Sans CJK SC" style:font-size-asian="18pt" style:font-name-complex="Lohit Devanagari" style:font-size-complex="18pt"/>
    </style:style>
    <style:style style:name="T1" style:family="text">
      <style:text-properties style:font-name="Ubuntu" fo:font-size="17.3999996185303pt"/>
    </style:style>
    <style:style style:name="T2" style:family="text">
      <style:text-properties style:text-position="-33% 58%" style:font-name="Ubuntu" fo:font-size="17.3999996185303pt"/>
    </style:style>
    <style:style style:name="T3" style:family="text">
      <style:text-properties style:font-name="Ubuntu" fo:font-size="15.5pt"/>
    </style:style>
    <style:style style:name="T4" style:family="text">
      <style:text-properties style:font-name="Ubuntu" fo:font-size="12pt" fo:font-style="italic" style:font-style-asian="italic" style:font-style-complex="italic"/>
    </style:style>
    <style:style style:name="T5" style:family="text">
      <style:text-properties style:font-name="Ubuntu" fo:font-size="12pt" fo:font-style="italic"/>
    </style:style>
    <style:style style:name="T6" style:family="text">
      <style:text-properties style:font-name="Ubuntu" fo:font-size="16pt"/>
    </style:style>
    <style:style style:name="T7" style:family="text">
      <style:text-properties style:text-position="33% 58%" style:font-name="Ubuntu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cm" svg:height="1cm" svg:x="3.001cm" svg:y="4cm">
          <text:p text:style-name="P1"><text:span text:style-name="T1">x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cm" svg:height="1cm" svg:x="3.001cm" svg:y="8cm">
          <text:p text:style-name="P1"><text:span text:style-name="T1">x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cm" svg:height="1cm" svg:x="7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cm" svg:height="1cm" svg:x="7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cm" svg:height="1cm" svg:x="7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0" draw:id="id20" draw:layer="layout" svg:width="1cm" svg:height="1cm" svg:x="24.063cm" svg:y="4cm">
          <text:p text:style-name="P4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1" draw:id="id21" draw:layer="layout" svg:width="1cm" svg:height="1cm" svg:x="24.063cm" svg:y="8cm">
          <text:p text:style-name="P4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2.369cm" svg:height="0.916cm" svg:x="0.931cm" svg:y="3.7cm">
          <draw:text-box>
            <text:p><text:span text:style-name="T4">Input</text:span></text:p>
          </draw:text-box>
        </draw:frame>
        <draw:line draw:style-name="gr5" draw:text-style-name="P7" draw:layer="layout" svg:x1="1.433cm" svg:y1="4.439cm" svg:x2="3.048cm" svg:y2="4.439cm">
          <text:p/>
        </draw:line>
        <draw:frame draw:style-name="gr4" draw:text-style-name="P6" draw:layer="layout" svg:width="2.369cm" svg:height="0.916cm" svg:x="0.831cm" svg:y="7.8cm">
          <draw:text-box>
            <text:p><text:span text:style-name="T4">Input</text:span></text:p>
          </draw:text-box>
        </draw:frame>
        <draw:line draw:style-name="gr5" draw:text-style-name="P7" draw:layer="layout" svg:x1="1.333cm" svg:y1="8.536cm" svg:x2="2.948cm" svg:y2="8.536cm">
          <text:p/>
        </draw:line>
        <draw:custom-shape draw:style-name="gr6" draw:text-style-name="P8" draw:layer="layout" svg:width="1.467cm" svg:height="9.164cm" svg:x="2.792cm" svg:y="1.8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831cm" svg:height="1.374cm" svg:x="2.932cm" svg:y="12.601cm">
          <draw:text-box>
            <text:p><text:span text:style-name="T5">Input</text:span></text:p>
            <text:p><text:span text:style-name="T5"><text:s/></text:span><text:span text:style-name="T5">Layer</text:span></text:p>
          </draw:text-box>
        </draw:frame>
        <draw:frame draw:style-name="gr7" draw:text-style-name="P9" draw:layer="layout" svg:width="2.154cm" svg:height="1.374cm" svg:x="5.948cm" svg:y="12.714cm">
          <draw:text-box>
            <text:p><text:span text:style-name="T5">Hidden</text:span></text:p>
            <text:p><text:span text:style-name="T5"><text:s/></text:span><text:span text:style-name="T5">Layer 1</text:span></text:p>
          </draw:text-box>
        </draw:frame>
        <draw:custom-shape draw:style-name="gr8" draw:text-style-name="P8" draw:layer="layout" svg:width="1.507cm" svg:height="9.049cm" svg:x="23.847cm" svg:y="1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2.154cm" svg:height="1.374cm" svg:x="22.565cm" svg:y="12.6cm">
          <draw:text-box>
            <text:p><text:span text:style-name="T5">Output</text:span></text:p>
            <text:p><text:span text:style-name="T5"><text:s/></text:span><text:span text:style-name="T5">Layer</text:span></text:p>
          </draw:text-box>
        </draw:frame>
        <draw:frame draw:style-name="gr9" draw:text-style-name="P6" draw:layer="layout" svg:width="2.345cm" svg:height="0.83cm" svg:x="25.147cm" svg:y="3.681cm">
          <draw:text-box>
            <text:p><text:span text:style-name="T4">Output</text:span></text:p>
          </draw:text-box>
        </draw:frame>
        <draw:frame draw:style-name="gr9" draw:text-style-name="P9" draw:layer="layout" svg:width="2.345cm" svg:height="0.83cm" svg:x="25.2cm" svg:y="7.662cm">
          <draw:text-box>
            <text:p><text:span text:style-name="T5">Output</text:span></text:p>
          </draw:text-box>
        </draw:frame>
        <draw:line draw:style-name="gr5" draw:text-style-name="P7" draw:layer="layout" svg:x1="25.032cm" svg:y1="4.439cm" svg:x2="26.647cm" svg:y2="4.439cm">
          <text:p/>
        </draw:line>
        <draw:line draw:style-name="gr5" draw:text-style-name="P10" draw:layer="layout" svg:x1="25.132cm" svg:y1="8.422cm" svg:x2="26.747cm" svg:y2="8.422cm">
          <text:p/>
        </draw:line>
        <draw:custom-shape draw:style-name="gr2" draw:text-style-name="P3" xml:id="id13" draw:id="id13" draw:layer="layout" svg:width="1cm" svg:height="1cm" svg:x="15.57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cm" svg:height="1cm" svg:x="15.575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cm" svg:height="1cm" svg:x="15.5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cm" svg:height="1cm" svg:x="15.57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2.154cm" svg:height="1.374cm" svg:x="14.075cm" svg:y="12.716cm">
          <draw:text-box>
            <text:p><text:span text:style-name="T5">Hidden</text:span></text:p>
            <text:p><text:span text:style-name="T5"><text:s/></text:span><text:span text:style-name="T5">Layer 3</text:span></text:p>
          </draw:text-box>
        </draw:frame>
        <draw:custom-shape draw:style-name="gr2" draw:text-style-name="P3" xml:id="id17" draw:id="id17" draw:layer="layout" svg:width="1cm" svg:height="1cm" svg:x="19.76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cm" svg:height="1cm" svg:x="19.76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cm" svg:height="1cm" svg:x="19.76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2.154cm" svg:height="1.374cm" svg:x="18.372cm" svg:y="12.717cm">
          <draw:text-box>
            <text:p><text:span text:style-name="T5">Hidden</text:span></text:p>
            <text:p><text:span text:style-name="T5"><text:s/></text:span><text:span text:style-name="T5">Layer 4</text:span></text:p>
          </draw:text-box>
        </draw:frame>
        <draw:custom-shape draw:style-name="gr2" draw:text-style-name="P3" xml:id="id6" draw:id="id6" draw:layer="layout" svg:width="1cm" svg:height="1cm" svg:x="7.001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cm" svg:height="1cm" svg:x="7.002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4.001cm" svg:y1="4.5cm" svg:x2="7cm" svg:y2="2.5cm" draw:start-shape="id1" draw:start-glue-point="10" draw:end-shape="id2" draw:end-glue-point="6" svg:d="M4001 4500l2999-2000" svg:viewBox="0 0 3000 2001">
          <text:p/>
        </draw:connector>
        <draw:connector draw:style-name="gr10" draw:text-style-name="P7" draw:layer="layout" draw:type="line" svg:x1="4.001cm" svg:y1="4.5cm" svg:x2="7cm" svg:y2="4.5cm" draw:start-shape="id1" draw:start-glue-point="10" draw:end-shape="id3" draw:end-glue-point="6" svg:d="M4001 4500h2999" svg:viewBox="0 0 3000 1">
          <text:p/>
        </draw:connector>
        <draw:connector draw:style-name="gr10" draw:text-style-name="P7" draw:layer="layout" draw:type="line" svg:x1="4.001cm" svg:y1="4.5cm" svg:x2="7cm" svg:y2="6.5cm" draw:start-shape="id1" draw:start-glue-point="10" draw:end-shape="id4" draw:end-glue-point="6" svg:d="M4001 4500l2999 2000" svg:viewBox="0 0 3000 2001">
          <text:p/>
        </draw:connector>
        <draw:connector draw:style-name="gr10" draw:text-style-name="P7" draw:layer="layout" draw:type="line" svg:x1="4.001cm" svg:y1="4.5cm" svg:x2="7.148cm" svg:y2="10.146cm" draw:start-shape="id1" draw:start-glue-point="10" draw:end-shape="id5" draw:end-glue-point="5" svg:d="M4001 4500l3147 5646" svg:viewBox="0 0 3148 5647">
          <text:p/>
        </draw:connector>
        <draw:connector draw:style-name="gr10" draw:text-style-name="P7" draw:layer="layout" draw:type="line" svg:x1="4.001cm" svg:y1="4.5cm" svg:x2="7.147cm" svg:y2="8.146cm" draw:start-shape="id1" draw:start-glue-point="10" draw:end-shape="id6" draw:end-glue-point="5" svg:d="M4001 4500l3146 3646" svg:viewBox="0 0 3147 3647">
          <text:p/>
        </draw:connector>
        <draw:connector draw:style-name="gr10" draw:text-style-name="P7" draw:layer="layout" draw:type="line" svg:x1="4.001cm" svg:y1="8.5cm" svg:x2="7.146cm" svg:y2="2.854cm" draw:start-shape="id7" draw:start-glue-point="10" draw:end-shape="id2" draw:end-glue-point="7" svg:d="M4001 8500l3145-5646" svg:viewBox="0 0 3146 5647">
          <text:p/>
        </draw:connector>
        <draw:connector draw:style-name="gr10" draw:text-style-name="P7" draw:layer="layout" draw:type="line" svg:x1="4.001cm" svg:y1="8.5cm" svg:x2="7.146cm" svg:y2="4.854cm" draw:start-shape="id7" draw:start-glue-point="10" draw:end-shape="id3" draw:end-glue-point="7" svg:d="M4001 8500l3145-3646" svg:viewBox="0 0 3146 3647">
          <text:p/>
        </draw:connector>
        <draw:connector draw:style-name="gr10" draw:text-style-name="P7" draw:layer="layout" draw:type="line" svg:x1="4.001cm" svg:y1="8.5cm" svg:x2="7.146cm" svg:y2="6.854cm" draw:start-shape="id7" draw:start-glue-point="10" draw:end-shape="id4" draw:end-glue-point="7" svg:d="M4001 8500l3145-1646" svg:viewBox="0 0 3146 1647">
          <text:p/>
        </draw:connector>
        <draw:connector draw:style-name="gr10" draw:text-style-name="P7" draw:layer="layout" draw:type="line" svg:x1="4.001cm" svg:y1="8.5cm" svg:x2="7.001cm" svg:y2="8.5cm" draw:start-shape="id7" draw:start-glue-point="10" draw:end-shape="id6" draw:end-glue-point="6" svg:d="M4001 8500h3000" svg:viewBox="0 0 3001 1">
          <text:p/>
        </draw:connector>
        <draw:connector draw:style-name="gr10" draw:text-style-name="P7" draw:layer="layout" draw:type="line" svg:x1="4.001cm" svg:y1="8.5cm" svg:x2="7.002cm" svg:y2="10.5cm" draw:start-shape="id7" draw:start-glue-point="10" draw:end-shape="id5" draw:end-glue-point="6" svg:d="M4001 8500l3001 2000" svg:viewBox="0 0 3002 2001">
          <text:p/>
        </draw:connector>
        <draw:custom-shape draw:style-name="gr2" draw:text-style-name="P3" xml:id="id8" draw:id="id8" draw:layer="layout" svg:width="1cm" svg:height="1cm" svg:x="11.381cm" svg:y="2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1cm" svg:height="1cm" svg:x="11.381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cm" svg:height="1cm" svg:x="11.38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2.154cm" svg:height="1.374cm" svg:x="9.992cm" svg:y="12.715cm">
          <draw:text-box>
            <text:p><text:span text:style-name="T5">Hidden</text:span></text:p>
            <text:p><text:span text:style-name="T5"><text:s/></text:span><text:span text:style-name="T5">Layer 2</text:span></text:p>
          </draw:text-box>
        </draw:frame>
        <draw:custom-shape draw:style-name="gr2" draw:text-style-name="P3" xml:id="id11" draw:id="id11" draw:layer="layout" svg:width="1cm" svg:height="1cm" svg:x="11.382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1cm" svg:height="1cm" svg:x="11.384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8cm" svg:y1="2.5cm" svg:x2="11.381cm" svg:y2="2.502cm" draw:start-shape="id2" draw:start-glue-point="10" draw:end-shape="id8" draw:end-glue-point="6" svg:d="M8000 2500l3381 2" svg:viewBox="0 0 3382 3">
          <text:p/>
        </draw:connector>
        <draw:connector draw:style-name="gr10" draw:text-style-name="P7" draw:layer="layout" draw:type="line" svg:x1="8cm" svg:y1="2.5cm" svg:x2="11.381cm" svg:y2="4.501cm" draw:start-shape="id2" draw:start-glue-point="10" draw:end-shape="id9" draw:end-glue-point="6" svg:d="M8000 2500l3381 2001" svg:viewBox="0 0 3382 2002">
          <text:p/>
        </draw:connector>
        <draw:connector draw:style-name="gr10" draw:text-style-name="P7" draw:layer="layout" draw:type="line" svg:x1="8cm" svg:y1="2.5cm" svg:x2="11.381cm" svg:y2="6.501cm" draw:start-shape="id2" draw:start-glue-point="10" draw:end-shape="id10" draw:end-glue-point="6" svg:d="M8000 2500l3381 4001" svg:viewBox="0 0 3382 4002">
          <text:p/>
        </draw:connector>
        <draw:connector draw:style-name="gr10" draw:text-style-name="P7" draw:layer="layout" draw:type="line" svg:x1="8cm" svg:y1="2.5cm" svg:x2="11.382cm" svg:y2="8.501cm" draw:start-shape="id2" draw:start-glue-point="10" draw:end-shape="id11" draw:end-glue-point="6" svg:d="M8000 2500l3382 6001" svg:viewBox="0 0 3383 6002">
          <text:p/>
        </draw:connector>
        <draw:connector draw:style-name="gr10" draw:text-style-name="P7" draw:layer="layout" draw:type="line" svg:x1="8cm" svg:y1="2.5cm" svg:x2="11.384cm" svg:y2="10.501cm" draw:start-shape="id2" draw:start-glue-point="10" draw:end-shape="id12" draw:end-glue-point="6" svg:d="M8000 2500l3384 8001" svg:viewBox="0 0 3385 8002">
          <text:p/>
        </draw:connector>
        <draw:connector draw:style-name="gr10" draw:text-style-name="P7" draw:layer="layout" draw:type="line" svg:x1="8cm" svg:y1="4.5cm" svg:x2="11.381cm" svg:y2="2.502cm" draw:start-shape="id3" draw:start-glue-point="10" draw:end-shape="id8" draw:end-glue-point="6" svg:d="M8000 4500l3381-1998" svg:viewBox="0 0 3382 1999">
          <text:p/>
        </draw:connector>
        <draw:connector draw:style-name="gr10" draw:text-style-name="P7" draw:layer="layout" draw:type="line" svg:x1="8cm" svg:y1="4.5cm" svg:x2="11.381cm" svg:y2="4.501cm" draw:start-shape="id3" draw:start-glue-point="10" draw:end-shape="id9" draw:end-glue-point="6" svg:d="M8000 4500l3381 1" svg:viewBox="0 0 3382 2">
          <text:p/>
        </draw:connector>
        <draw:connector draw:style-name="gr10" draw:text-style-name="P7" draw:layer="layout" draw:type="line" svg:x1="8cm" svg:y1="4.5cm" svg:x2="11.381cm" svg:y2="6.501cm" draw:start-shape="id3" draw:start-glue-point="10" draw:end-shape="id10" draw:end-glue-point="6" svg:d="M8000 4500l3381 2001" svg:viewBox="0 0 3382 2002">
          <text:p/>
        </draw:connector>
        <draw:connector draw:style-name="gr10" draw:text-style-name="P7" draw:layer="layout" draw:type="line" svg:x1="8cm" svg:y1="4.5cm" svg:x2="11.382cm" svg:y2="8.501cm" draw:start-shape="id3" draw:start-glue-point="10" draw:end-shape="id11" draw:end-glue-point="6" svg:d="M8000 4500l3382 4001" svg:viewBox="0 0 3383 4002">
          <text:p/>
        </draw:connector>
        <draw:connector draw:style-name="gr10" draw:text-style-name="P7" draw:layer="layout" draw:type="line" svg:x1="8cm" svg:y1="4.5cm" svg:x2="11.384cm" svg:y2="10.501cm" draw:start-shape="id3" draw:start-glue-point="10" draw:end-shape="id12" draw:end-glue-point="6" svg:d="M8000 4500l3384 6001" svg:viewBox="0 0 3385 6002">
          <text:p/>
        </draw:connector>
        <draw:connector draw:style-name="gr10" draw:text-style-name="P7" draw:layer="layout" draw:type="line" svg:x1="8cm" svg:y1="6.5cm" svg:x2="11.381cm" svg:y2="2.502cm" draw:start-shape="id4" draw:start-glue-point="10" draw:end-shape="id8" draw:end-glue-point="6" svg:d="M8000 6500l3381-3998" svg:viewBox="0 0 3382 3999">
          <text:p/>
        </draw:connector>
        <draw:connector draw:style-name="gr10" draw:text-style-name="P7" draw:layer="layout" draw:type="line" svg:x1="8cm" svg:y1="6.5cm" svg:x2="11.381cm" svg:y2="4.501cm" draw:start-shape="id4" draw:start-glue-point="10" draw:end-shape="id9" draw:end-glue-point="6" svg:d="M8000 6500l3381-1999" svg:viewBox="0 0 3382 2000">
          <text:p/>
        </draw:connector>
        <draw:connector draw:style-name="gr10" draw:text-style-name="P7" draw:layer="layout" draw:type="line" svg:x1="8cm" svg:y1="6.5cm" svg:x2="11.381cm" svg:y2="6.501cm" draw:start-shape="id4" draw:start-glue-point="10" draw:end-shape="id10" draw:end-glue-point="6" svg:d="M8000 6500l3381 1" svg:viewBox="0 0 3382 2">
          <text:p/>
        </draw:connector>
        <draw:connector draw:style-name="gr10" draw:text-style-name="P7" draw:layer="layout" draw:type="line" svg:x1="8cm" svg:y1="6.5cm" svg:x2="11.382cm" svg:y2="8.501cm" draw:start-shape="id4" draw:start-glue-point="10" draw:end-shape="id11" draw:end-glue-point="6" svg:d="M8000 6500l3382 2001" svg:viewBox="0 0 3383 2002">
          <text:p/>
        </draw:connector>
        <draw:connector draw:style-name="gr10" draw:text-style-name="P7" draw:layer="layout" draw:type="line" svg:x1="8cm" svg:y1="6.5cm" svg:x2="11.384cm" svg:y2="10.501cm" draw:start-shape="id4" draw:start-glue-point="10" draw:end-shape="id12" draw:end-glue-point="6" svg:d="M8000 6500l3384 4001" svg:viewBox="0 0 3385 4002">
          <text:p/>
        </draw:connector>
        <draw:connector draw:style-name="gr10" draw:text-style-name="P7" draw:layer="layout" draw:type="line" svg:x1="8.001cm" svg:y1="8.5cm" svg:x2="11.381cm" svg:y2="6.501cm" draw:start-shape="id6" draw:start-glue-point="10" draw:end-shape="id10" draw:end-glue-point="6" svg:d="M8001 8500l3380-1999" svg:viewBox="0 0 3381 2000">
          <text:p/>
        </draw:connector>
        <draw:connector draw:style-name="gr10" draw:text-style-name="P7" draw:layer="layout" draw:type="line" svg:x1="8.001cm" svg:y1="8.5cm" svg:x2="11.382cm" svg:y2="8.501cm" draw:start-shape="id6" draw:start-glue-point="10" draw:end-shape="id11" draw:end-glue-point="6" svg:d="M8001 8500l3381 1" svg:viewBox="0 0 3382 2">
          <text:p/>
        </draw:connector>
        <draw:connector draw:style-name="gr10" draw:text-style-name="P7" draw:layer="layout" draw:type="line" svg:x1="8.001cm" svg:y1="8.5cm" svg:x2="11.384cm" svg:y2="10.501cm" draw:start-shape="id6" draw:start-glue-point="10" draw:end-shape="id12" draw:end-glue-point="6" svg:d="M8001 8500l3383 2001" svg:viewBox="0 0 3384 2002">
          <text:p/>
        </draw:connector>
        <draw:connector draw:style-name="gr10" draw:text-style-name="P7" draw:layer="layout" draw:type="line" svg:x1="8.002cm" svg:y1="10.5cm" svg:x2="11.384cm" svg:y2="10.501cm" draw:start-shape="id5" draw:start-glue-point="10" draw:end-shape="id12" draw:end-glue-point="3" svg:d="M8002 10500l3382 1" svg:viewBox="0 0 3383 2">
          <text:p/>
        </draw:connector>
        <draw:connector draw:style-name="gr10" draw:text-style-name="P7" draw:layer="layout" draw:type="line" svg:x1="8.002cm" svg:y1="10.5cm" svg:x2="11.382cm" svg:y2="8.501cm" draw:start-shape="id5" draw:start-glue-point="10" draw:end-shape="id11" draw:end-glue-point="6" svg:d="M8002 10500l3380-1999" svg:viewBox="0 0 3381 2000">
          <text:p/>
        </draw:connector>
        <draw:connector draw:style-name="gr10" draw:text-style-name="P7" draw:layer="layout" draw:type="line" svg:x1="8.002cm" svg:y1="10.5cm" svg:x2="11.381cm" svg:y2="6.501cm" draw:start-shape="id5" draw:start-glue-point="10" draw:end-shape="id10" draw:end-glue-point="6" svg:d="M8002 10500l3379-3999" svg:viewBox="0 0 3380 4000">
          <text:p/>
        </draw:connector>
        <draw:connector draw:style-name="gr10" draw:text-style-name="P7" draw:layer="layout" draw:type="line" svg:x1="8.002cm" svg:y1="10.5cm" svg:x2="11.381cm" svg:y2="4.501cm" draw:start-shape="id5" draw:start-glue-point="10" draw:end-shape="id9" draw:end-glue-point="6" svg:d="M8002 10500l3379-5999" svg:viewBox="0 0 3380 6000">
          <text:p/>
        </draw:connector>
        <draw:connector draw:style-name="gr10" draw:text-style-name="P7" draw:layer="layout" draw:type="line" svg:x1="8.002cm" svg:y1="10.5cm" svg:x2="11.381cm" svg:y2="2.502cm" draw:start-shape="id5" draw:start-glue-point="10" draw:end-shape="id8" draw:end-glue-point="6" svg:d="M8002 10500l3379-7998" svg:viewBox="0 0 3380 7999">
          <text:p/>
        </draw:connector>
        <draw:connector draw:style-name="gr11" draw:text-style-name="P7" draw:layer="layout" draw:type="line" svg:x1="8.001cm" svg:y1="8.5cm" svg:x2="11.381cm" svg:y2="4.501cm" draw:start-shape="id6" draw:start-glue-point="10" draw:end-shape="id9" draw:end-glue-point="6" svg:d="M8001 8500l3380-3999" svg:viewBox="0 0 3381 4000">
          <text:p/>
        </draw:connector>
        <draw:connector draw:style-name="gr11" draw:text-style-name="P7" draw:layer="layout" draw:type="line" svg:x1="8.001cm" svg:y1="8.5cm" svg:x2="11.381cm" svg:y2="2.502cm" draw:start-shape="id6" draw:start-glue-point="10" draw:end-shape="id8" draw:end-glue-point="6" svg:d="M8001 8500l3380-5998" svg:viewBox="0 0 3381 5999">
          <text:p/>
        </draw:connector>
        <draw:connector draw:style-name="gr11" draw:text-style-name="P7" draw:layer="layout" draw:type="line" svg:x1="12.381cm" svg:y1="2.502cm" svg:x2="15.575cm" svg:y2="3.5cm" draw:start-shape="id8" draw:start-glue-point="10" draw:end-shape="id13" draw:end-glue-point="6" svg:d="M12381 2502l3194 998" svg:viewBox="0 0 3195 999">
          <text:p/>
        </draw:connector>
        <draw:connector draw:style-name="gr11" draw:text-style-name="P7" draw:layer="layout" draw:type="line" svg:x1="12.381cm" svg:y1="2.502cm" svg:x2="15.575cm" svg:y2="5.4cm" draw:start-shape="id8" draw:start-glue-point="10" draw:end-shape="id14" draw:end-glue-point="6" svg:d="M12381 2502l3194 2898" svg:viewBox="0 0 3195 2899">
          <text:p/>
        </draw:connector>
        <draw:connector draw:style-name="gr11" draw:text-style-name="P7" draw:layer="layout" draw:type="line" svg:x1="12.381cm" svg:y1="2.502cm" svg:x2="15.575cm" svg:y2="7.5cm" draw:start-shape="id8" draw:start-glue-point="10" draw:end-shape="id15" draw:end-glue-point="6" svg:d="M12381 2502l3194 4998" svg:viewBox="0 0 3195 4999">
          <text:p/>
        </draw:connector>
        <draw:connector draw:style-name="gr11" draw:text-style-name="P7" draw:layer="layout" draw:type="line" svg:x1="12.381cm" svg:y1="2.502cm" svg:x2="15.575cm" svg:y2="9.5cm" draw:start-shape="id8" draw:start-glue-point="10" draw:end-shape="id16" draw:end-glue-point="6" svg:d="M12381 2502l3194 6998" svg:viewBox="0 0 3195 6999">
          <text:p/>
        </draw:connector>
        <draw:connector draw:style-name="gr11" draw:text-style-name="P7" draw:layer="layout" draw:type="line" svg:x1="12.381cm" svg:y1="4.501cm" svg:x2="15.575cm" svg:y2="3.5cm" draw:start-shape="id9" draw:start-glue-point="10" draw:end-shape="id13" draw:end-glue-point="6" svg:d="M12381 4501l3194-1001" svg:viewBox="0 0 3195 1002">
          <text:p/>
        </draw:connector>
        <draw:connector draw:style-name="gr11" draw:text-style-name="P7" draw:layer="layout" draw:type="line" svg:x1="12.381cm" svg:y1="4.501cm" svg:x2="15.575cm" svg:y2="5.4cm" draw:start-shape="id9" draw:start-glue-point="10" draw:end-shape="id14" draw:end-glue-point="6" svg:d="M12381 4501l3194 899" svg:viewBox="0 0 3195 900">
          <text:p/>
        </draw:connector>
        <draw:connector draw:style-name="gr11" draw:text-style-name="P7" draw:layer="layout" draw:type="line" svg:x1="12.381cm" svg:y1="4.501cm" svg:x2="15.575cm" svg:y2="7.5cm" draw:start-shape="id9" draw:start-glue-point="10" draw:end-shape="id15" draw:end-glue-point="6" svg:d="M12381 4501l3194 2999" svg:viewBox="0 0 3195 3000">
          <text:p/>
        </draw:connector>
        <draw:connector draw:style-name="gr11" draw:text-style-name="P7" draw:layer="layout" draw:type="line" svg:x1="12.381cm" svg:y1="4.501cm" svg:x2="15.575cm" svg:y2="9.5cm" draw:start-shape="id9" draw:start-glue-point="10" draw:end-shape="id16" draw:end-glue-point="6" svg:d="M12381 4501l3194 4999" svg:viewBox="0 0 3195 5000">
          <text:p/>
        </draw:connector>
        <draw:connector draw:style-name="gr11" draw:text-style-name="P7" draw:layer="layout" draw:type="line" svg:x1="12.381cm" svg:y1="6.501cm" svg:x2="15.575cm" svg:y2="3.5cm" draw:start-shape="id10" draw:start-glue-point="10" draw:end-shape="id13" draw:end-glue-point="6" svg:d="M12381 6501l3194-3001" svg:viewBox="0 0 3195 3002">
          <text:p/>
        </draw:connector>
        <draw:connector draw:style-name="gr11" draw:text-style-name="P7" draw:layer="layout" draw:type="line" svg:x1="12.381cm" svg:y1="6.501cm" svg:x2="15.575cm" svg:y2="5.4cm" draw:start-shape="id10" draw:start-glue-point="10" draw:end-shape="id14" draw:end-glue-point="6" svg:d="M12381 6501l3194-1101" svg:viewBox="0 0 3195 1102">
          <text:p/>
        </draw:connector>
        <draw:connector draw:style-name="gr11" draw:text-style-name="P7" draw:layer="layout" draw:type="line" svg:x1="12.381cm" svg:y1="6.501cm" svg:x2="15.575cm" svg:y2="7.5cm" draw:start-shape="id10" draw:start-glue-point="10" draw:end-shape="id15" draw:end-glue-point="6" svg:d="M12381 6501l3194 999" svg:viewBox="0 0 3195 1000">
          <text:p/>
        </draw:connector>
        <draw:connector draw:style-name="gr11" draw:text-style-name="P7" draw:layer="layout" draw:type="line" svg:x1="12.381cm" svg:y1="6.501cm" svg:x2="15.575cm" svg:y2="9.5cm" draw:start-shape="id10" draw:start-glue-point="10" draw:end-shape="id16" draw:end-glue-point="6" svg:d="M12381 6501l3194 2999" svg:viewBox="0 0 3195 3000">
          <text:p/>
        </draw:connector>
        <draw:connector draw:style-name="gr11" draw:text-style-name="P7" draw:layer="layout" draw:type="line" svg:x1="12.382cm" svg:y1="8.501cm" svg:x2="15.575cm" svg:y2="3.5cm" draw:start-shape="id11" draw:start-glue-point="10" draw:end-shape="id13" draw:end-glue-point="6" svg:d="M12382 8501l3193-5001" svg:viewBox="0 0 3194 5002">
          <text:p/>
        </draw:connector>
        <draw:connector draw:style-name="gr11" draw:text-style-name="P7" draw:layer="layout" draw:type="line" svg:x1="12.382cm" svg:y1="8.501cm" svg:x2="15.575cm" svg:y2="5.4cm" draw:start-shape="id11" draw:start-glue-point="10" draw:end-shape="id14" draw:end-glue-point="6" svg:d="M12382 8501l3193-3101" svg:viewBox="0 0 3194 3102">
          <text:p/>
        </draw:connector>
        <draw:connector draw:style-name="gr11" draw:text-style-name="P7" draw:layer="layout" draw:type="line" svg:x1="12.382cm" svg:y1="8.501cm" svg:x2="15.575cm" svg:y2="7.5cm" draw:start-shape="id11" draw:start-glue-point="10" draw:end-shape="id15" draw:end-glue-point="6" svg:d="M12382 8501l3193-1001" svg:viewBox="0 0 3194 1002">
          <text:p/>
        </draw:connector>
        <draw:connector draw:style-name="gr11" draw:text-style-name="P7" draw:layer="layout" draw:type="line" svg:x1="12.382cm" svg:y1="8.501cm" svg:x2="15.575cm" svg:y2="9.5cm" draw:start-shape="id11" draw:start-glue-point="10" draw:end-shape="id16" draw:end-glue-point="6" svg:d="M12382 8501l3193 999" svg:viewBox="0 0 3194 1000">
          <text:p/>
        </draw:connector>
        <draw:connector draw:style-name="gr11" draw:text-style-name="P7" draw:layer="layout" draw:type="line" svg:x1="12.384cm" svg:y1="10.501cm" svg:x2="15.575cm" svg:y2="9.5cm" draw:start-shape="id12" draw:start-glue-point="10" draw:end-shape="id16" draw:end-glue-point="6" svg:d="M12384 10501l3191-1001" svg:viewBox="0 0 3192 1002">
          <text:p/>
        </draw:connector>
        <draw:connector draw:style-name="gr11" draw:text-style-name="P7" draw:layer="layout" draw:type="line" svg:x1="12.384cm" svg:y1="10.501cm" svg:x2="15.575cm" svg:y2="7.5cm" draw:start-shape="id12" draw:start-glue-point="10" draw:end-shape="id15" draw:end-glue-point="6" svg:d="M12384 10501l3191-3001" svg:viewBox="0 0 3192 3002">
          <text:p/>
        </draw:connector>
        <draw:connector draw:style-name="gr11" draw:text-style-name="P7" draw:layer="layout" draw:type="line" svg:x1="12.384cm" svg:y1="10.501cm" svg:x2="15.575cm" svg:y2="5.4cm" draw:start-shape="id12" draw:start-glue-point="10" draw:end-shape="id14" draw:end-glue-point="6" svg:d="M12384 10501l3191-5101" svg:viewBox="0 0 3192 5102">
          <text:p/>
        </draw:connector>
        <draw:connector draw:style-name="gr11" draw:text-style-name="P7" draw:layer="layout" draw:type="line" svg:x1="12.384cm" svg:y1="10.501cm" svg:x2="15.575cm" svg:y2="3.5cm" draw:start-shape="id12" draw:start-glue-point="10" draw:end-shape="id13" draw:end-glue-point="6" svg:d="M12384 10501l3191-7001" svg:viewBox="0 0 3192 7002">
          <text:p/>
        </draw:connector>
        <draw:connector draw:style-name="gr11" draw:text-style-name="P7" draw:layer="layout" draw:type="line" svg:x1="16.575cm" svg:y1="3.5cm" svg:x2="19.765cm" svg:y2="4.5cm" draw:start-shape="id13" draw:start-glue-point="10" draw:end-shape="id17" draw:end-glue-point="6" svg:d="M16575 3500l3190 1000" svg:viewBox="0 0 3191 1001">
          <text:p/>
        </draw:connector>
        <draw:connector draw:style-name="gr11" draw:text-style-name="P7" draw:layer="layout" draw:type="line" svg:x1="16.575cm" svg:y1="3.5cm" svg:x2="19.765cm" svg:y2="6.5cm" draw:start-shape="id13" draw:start-glue-point="10" draw:end-shape="id18" draw:end-glue-point="6" svg:d="M16575 3500l3190 3000" svg:viewBox="0 0 3191 3001">
          <text:p/>
        </draw:connector>
        <draw:connector draw:style-name="gr11" draw:text-style-name="P7" draw:layer="layout" draw:type="line" svg:x1="16.575cm" svg:y1="3.5cm" svg:x2="19.765cm" svg:y2="8.5cm" draw:start-shape="id13" draw:start-glue-point="10" draw:end-shape="id19" draw:end-glue-point="6" svg:d="M16575 3500l3190 5000" svg:viewBox="0 0 3191 5001">
          <text:p/>
        </draw:connector>
        <draw:connector draw:style-name="gr11" draw:text-style-name="P7" draw:layer="layout" draw:type="line" svg:x1="16.575cm" svg:y1="5.4cm" svg:x2="19.765cm" svg:y2="4.5cm" draw:start-shape="id14" draw:start-glue-point="10" draw:end-shape="id17" draw:end-glue-point="6" svg:d="M16575 5400l3190-900" svg:viewBox="0 0 3191 901">
          <text:p/>
        </draw:connector>
        <draw:connector draw:style-name="gr11" draw:text-style-name="P7" draw:layer="layout" draw:type="line" svg:x1="16.575cm" svg:y1="5.4cm" svg:x2="19.765cm" svg:y2="6.5cm" draw:start-shape="id14" draw:start-glue-point="10" draw:end-shape="id18" draw:end-glue-point="6" svg:d="M16575 5400l3190 1100" svg:viewBox="0 0 3191 1101">
          <text:p/>
        </draw:connector>
        <draw:connector draw:style-name="gr11" draw:text-style-name="P7" draw:layer="layout" draw:type="line" svg:x1="16.575cm" svg:y1="5.4cm" svg:x2="19.765cm" svg:y2="8.5cm" draw:start-shape="id14" draw:start-glue-point="10" draw:end-shape="id19" draw:end-glue-point="6" svg:d="M16575 5400l3190 3100" svg:viewBox="0 0 3191 3101">
          <text:p/>
        </draw:connector>
        <draw:connector draw:style-name="gr11" draw:text-style-name="P7" draw:layer="layout" draw:type="line" svg:x1="16.575cm" svg:y1="7.5cm" svg:x2="19.765cm" svg:y2="4.5cm" draw:start-shape="id15" draw:start-glue-point="10" draw:end-shape="id17" draw:end-glue-point="6" svg:d="M16575 7500l3190-3000" svg:viewBox="0 0 3191 3001">
          <text:p/>
        </draw:connector>
        <draw:connector draw:style-name="gr11" draw:text-style-name="P7" draw:layer="layout" draw:type="line" svg:x1="16.575cm" svg:y1="9.5cm" svg:x2="19.765cm" svg:y2="6.5cm" draw:start-shape="id16" draw:start-glue-point="10" draw:end-shape="id18" draw:end-glue-point="6" svg:d="M16575 9500l3190-3000" svg:viewBox="0 0 3191 3001">
          <text:p/>
        </draw:connector>
        <draw:connector draw:style-name="gr11" draw:text-style-name="P7" draw:layer="layout" draw:type="line" svg:x1="16.575cm" svg:y1="9.5cm" svg:x2="19.765cm" svg:y2="8.5cm" draw:start-shape="id16" draw:start-glue-point="10" draw:end-shape="id19" draw:end-glue-point="6" svg:d="M16575 9500l3190-1000" svg:viewBox="0 0 3191 1001">
          <text:p/>
        </draw:connector>
        <draw:connector draw:style-name="gr11" draw:text-style-name="P7" draw:layer="layout" draw:type="line" svg:x1="16.575cm" svg:y1="9.5cm" svg:x2="19.765cm" svg:y2="4.5cm" draw:start-shape="id16" draw:start-glue-point="10" draw:end-shape="id17" draw:end-glue-point="6" svg:d="M16575 9500l3190-5000" svg:viewBox="0 0 3191 5001">
          <text:p/>
        </draw:connector>
        <draw:connector draw:style-name="gr11" draw:text-style-name="P7" draw:layer="layout" draw:type="line" svg:x1="16.575cm" svg:y1="7.5cm" svg:x2="19.765cm" svg:y2="6.5cm" draw:start-shape="id15" draw:start-glue-point="10" draw:end-shape="id18" draw:end-glue-point="6" svg:d="M16575 7500l3190-1000" svg:viewBox="0 0 3191 1001">
          <text:p/>
        </draw:connector>
        <draw:connector draw:style-name="gr11" draw:text-style-name="P7" draw:layer="layout" draw:type="line" svg:x1="20.765cm" svg:y1="4.5cm" svg:x2="24.063cm" svg:y2="4.5cm" draw:start-shape="id17" draw:start-glue-point="10" draw:end-shape="id20" draw:end-glue-point="6" svg:d="M20765 4500h3298" svg:viewBox="0 0 3299 1">
          <text:p/>
        </draw:connector>
        <draw:connector draw:style-name="gr11" draw:text-style-name="P7" draw:layer="layout" draw:type="line" svg:x1="20.765cm" svg:y1="6.5cm" svg:x2="24.063cm" svg:y2="4.5cm" draw:start-shape="id18" draw:start-glue-point="10" draw:end-shape="id20" draw:end-glue-point="6" svg:d="M20765 6500l3298-2000" svg:viewBox="0 0 3299 2001">
          <text:p/>
        </draw:connector>
        <draw:connector draw:style-name="gr11" draw:text-style-name="P7" draw:layer="layout" draw:type="line" svg:x1="20.765cm" svg:y1="8.5cm" svg:x2="24.063cm" svg:y2="4.5cm" draw:start-shape="id19" draw:start-glue-point="10" draw:end-shape="id20" draw:end-glue-point="6" svg:d="M20765 8500l3298-4000" svg:viewBox="0 0 3299 4001">
          <text:p/>
        </draw:connector>
        <draw:connector draw:style-name="gr11" draw:text-style-name="P7" draw:layer="layout" draw:type="line" svg:x1="20.765cm" svg:y1="4.5cm" svg:x2="24.063cm" svg:y2="8.5cm" draw:start-shape="id17" draw:start-glue-point="10" draw:end-shape="id21" draw:end-glue-point="6" svg:d="M20765 4500l3298 4000" svg:viewBox="0 0 3299 4001">
          <text:p/>
        </draw:connector>
        <draw:connector draw:style-name="gr11" draw:text-style-name="P7" draw:layer="layout" draw:type="line" svg:x1="20.765cm" svg:y1="6.5cm" svg:x2="24.063cm" svg:y2="8.5cm" draw:start-shape="id18" draw:start-glue-point="10" draw:end-shape="id21" draw:end-glue-point="6" svg:d="M20765 6500l3298 2000" svg:viewBox="0 0 3299 2001">
          <text:p/>
        </draw:connector>
        <draw:connector draw:style-name="gr11" draw:text-style-name="P7" draw:layer="layout" draw:type="line" svg:x1="20.765cm" svg:y1="8.5cm" svg:x2="24.063cm" svg:y2="8.5cm" draw:start-shape="id19" draw:start-glue-point="10" draw:end-shape="id21" draw:end-glue-point="6" svg:d="M20765 8500h3298" svg:viewBox="0 0 3299 1">
          <text:p/>
        </draw:connector>
        <draw:frame draw:style-name="gr12" draw:text-style-name="P11" draw:layer="layout" svg:width="1.401cm" svg:height="1.01cm" svg:x="7.192cm" svg:y="0.572cm">
          <draw:text-box>
            <text:p><text:span text:style-name="T6">a</text:span><text:span text:style-name="T7">[1]</text:span></text:p>
          </draw:text-box>
        </draw:frame>
        <draw:frame draw:style-name="gr12" draw:text-style-name="P11" draw:layer="layout" svg:width="1.534cm" svg:height="1.01cm" svg:x="8.807cm" svg:y="0.572cm">
          <draw:text-box>
            <text:p><text:span text:style-name="T6">W</text:span><text:span text:style-name="T7">[2]</text:span></text:p>
          </draw:text-box>
        </draw:frame>
        <draw:frame draw:style-name="gr12" draw:text-style-name="P11" draw:layer="layout" svg:width="1.401cm" svg:height="1.01cm" svg:x="11.382cm" svg:y="0.572cm">
          <draw:text-box>
            <text:p><text:span text:style-name="T6">a</text:span><text:span text:style-name="T7">[2]</text:span></text:p>
          </draw:text-box>
        </draw:frame>
        <draw:frame draw:style-name="gr12" draw:text-style-name="P11" draw:layer="layout" svg:width="1.401cm" svg:height="1.01cm" svg:x="3.148cm" svg:y="0.572cm">
          <draw:text-box>
            <text:p><text:span text:style-name="T6">a</text:span><text:span text:style-name="T7">[0]</text:span></text:p>
          </draw:text-box>
        </draw:frame>
        <draw:frame draw:style-name="gr12" draw:text-style-name="P11" draw:layer="layout" svg:width="1.534cm" svg:height="1.01cm" svg:x="4.764cm" svg:y="0.572cm">
          <draw:text-box>
            <text:p><text:span text:style-name="T6">W</text:span><text:span text:style-name="T7">[1]</text:span></text:p>
          </draw:text-box>
        </draw:frame>
        <draw:frame draw:style-name="gr12" draw:text-style-name="P11" draw:layer="layout" svg:width="1.401cm" svg:height="1.01cm" svg:x="15.467cm" svg:y="0.572cm">
          <draw:text-box>
            <text:p><text:span text:style-name="T6">a</text:span><text:span text:style-name="T7">[3]</text:span></text:p>
          </draw:text-box>
        </draw:frame>
        <draw:frame draw:style-name="gr12" draw:text-style-name="P11" draw:layer="layout" svg:width="1.401cm" svg:height="1.01cm" svg:x="19.657cm" svg:y="0.572cm">
          <draw:text-box>
            <text:p><text:span text:style-name="T6">a</text:span><text:span text:style-name="T7">[4]</text:span></text:p>
          </draw:text-box>
        </draw:frame>
        <draw:frame draw:style-name="gr12" draw:text-style-name="P11" draw:layer="layout" svg:width="1.401cm" svg:height="1.01cm" svg:x="22.888cm" svg:y="0.572cm">
          <draw:text-box>
            <text:p><text:span text:style-name="T6">a</text:span><text:span text:style-name="T7">[5]</text:span></text:p>
          </draw:text-box>
        </draw:frame>
        <draw:frame draw:style-name="gr12" draw:text-style-name="P11" draw:layer="layout" svg:width="1.534cm" svg:height="1.01cm" svg:x="12.997cm" svg:y="0.572cm">
          <draw:text-box>
            <text:p><text:span text:style-name="T6">W</text:span><text:span text:style-name="T7">[3]</text:span></text:p>
          </draw:text-box>
        </draw:frame>
        <draw:frame draw:style-name="gr12" draw:text-style-name="P11" draw:layer="layout" svg:width="1.534cm" svg:height="1.01cm" svg:x="17.295cm" svg:y="0.572cm">
          <draw:text-box>
            <text:p><text:span text:style-name="T6">W</text:span><text:span text:style-name="T7">[4]</text:span></text:p>
          </draw:text-box>
        </draw:frame>
        <draw:frame draw:style-name="gr12" draw:text-style-name="P11" draw:layer="layout" svg:width="1.534cm" svg:height="1.01cm" svg:x="21.164cm" svg:y="0.572cm">
          <draw:text-box>
            <text:p><text:span text:style-name="T6">W</text:span><text:span text:style-name="T7">[5]</text:span></text:p>
          </draw:text-box>
        </draw:frame>
        <draw:custom-shape draw:style-name="gr13" draw:text-style-name="P12" draw:layer="layout" svg:width="9.5cm" svg:height="1cm" draw:transform="rotate (1.5707963267949) translate (4.678cm 11.409cm)">
          <text:p><text:span text:style-name="T6"/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9.5cm" svg:height="1cm" draw:transform="rotate (1.5707963267949) translate (8.721cm 11.409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9.5cm" svg:height="1cm" draw:transform="rotate (1.5707963267949) translate (12.911cm 11.409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9.5cm" svg:height="1cm" draw:transform="rotate (1.5707963267949) translate (17.316cm 11.409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9.5cm" svg:height="1cm" draw:transform="rotate (1.5707963267949) translate (21.186cm 11.409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" draw:display-name="Gradient 4" draw:style="linear" draw:start-color="#ffff6d" draw:end-color="#ffa6a6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2T11:13:11.795352916</meta:creation-date>
    <dc:date>2021-07-10T18:57:54.169856641</dc:date>
    <meta:editing-duration>PT25M27S</meta:editing-duration>
    <meta:editing-cycles>7</meta:editing-cycles>
    <meta:generator>LibreOffice/6.4.7.2$Linux_X86_64 LibreOffice_project/40$Build-2</meta:generator>
    <meta:document-statistic meta:object-count="125"/>
  </office:meta>
</office:document-meta>
</file>